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style:font-name="Arial2" fo:font-size="12pt" style:font-size-asian="12pt" style:font-size-complex="12pt"/>
    </style:style>
    <style:style style:name="P2" style:family="paragraph" style:parent-style-name="Heading_20_4">
      <style:text-properties style:font-name="Arial2" fo:font-weight="normal" style:font-weight-asian="normal" style:font-weight-complex="normal"/>
    </style:style>
    <style:style style:name="P3" style:family="paragraph" style:parent-style-name="Heading_20_4">
      <style:text-properties style:font-name="Arial2"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2" officeooo:paragraph-rsid="001e0f11"/>
    </style:style>
    <style:style style:name="P5" style:family="paragraph" style:parent-style-name="Standard">
      <style:paragraph-properties fo:text-align="start" style:justify-single-word="false"/>
      <style:text-properties style:font-name="Arial2" officeooo:paragraph-rsid="002813f1"/>
    </style:style>
    <style:style style:name="P6" style:family="paragraph" style:parent-style-name="Standard">
      <style:paragraph-properties fo:text-align="center" style:justify-single-word="false"/>
      <style:text-properties style:font-name="Arial2" fo:font-size="12pt" officeooo:rsid="000e22f3" officeooo:paragraph-rsid="000e22f3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2" fo:font-size="12pt" officeooo:rsid="000e22f3" officeooo:paragraph-rsid="000e22f3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2" fo:font-size="12pt" officeooo:rsid="000f47a3" officeooo:paragraph-rsid="00127cfa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2" fo:font-size="12pt" officeooo:paragraph-rsid="000e22f3" style:font-size-asian="12pt" style:font-size-complex="12pt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style:font-name="Arial2" fo:font-size="12pt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2" fo:font-size="12pt" officeooo:rsid="001e0f11" officeooo:paragraph-rsid="001e0f11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2" fo:font-size="12pt" fo:font-weight="bold" officeooo:rsid="000f47a3" officeooo:paragraph-rsid="001035be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2" fo:font-size="12pt" fo:font-weight="bold" officeooo:rsid="001c2005" officeooo:paragraph-rsid="001c2005" style:font-size-asian="12pt" style:font-weight-asian="bold" style:font-size-complex="12pt" style:font-weight-complex="bold"/>
    </style:style>
    <style:style style:name="P14" style:family="paragraph" style:parent-style-name="Text_20_body">
      <style:text-properties style:font-name="Arial2"/>
    </style:style>
    <style:style style:name="P15" style:family="paragraph" style:parent-style-name="Text_20_body">
      <style:text-properties style:font-name="Arial2" style:text-underline-style="solid" style:text-underline-width="auto" style:text-underline-color="font-color"/>
    </style:style>
    <style:style style:name="P16" style:family="paragraph" style:parent-style-name="Text_20_body">
      <style:text-properties style:font-name="Arial2" style:text-underline-style="none"/>
    </style:style>
    <style:style style:name="T1" style:family="text">
      <style:text-properties officeooo:rsid="000e22f3"/>
    </style:style>
    <style:style style:name="T2" style:family="text">
      <style:text-properties officeooo:rsid="001035be"/>
    </style:style>
    <style:style style:name="T3" style:family="text">
      <style:text-properties style:font-name="Arial2"/>
    </style:style>
    <style:style style:name="T4" style:family="text">
      <style:text-properties style:font-name="Arial2" officeooo:rsid="00209cfd"/>
    </style:style>
    <style:style style:name="T5" style:family="text">
      <style:text-properties style:font-name="Arial2" officeooo:rsid="00219da0"/>
    </style:style>
    <style:style style:name="T6" style:family="text">
      <style:text-properties style:font-name="Arial2" officeooo:rsid="00235307"/>
    </style:style>
    <style:style style:name="T7" style:family="text">
      <style:text-properties style:font-name="Arial2" fo:font-weight="bold" officeooo:rsid="00209cfd" style:font-weight-asian="bold" style:font-weight-complex="bold"/>
    </style:style>
    <style:style style:name="T8" style:family="text">
      <style:text-properties style:font-name="Arial2" style:text-underline-style="solid" style:text-underline-width="auto" style:text-underline-color="font-color"/>
    </style:style>
    <style:style style:name="T9" style:family="text">
      <style:text-properties style:font-name="Arial2" officeooo:rsid="0025fcf5"/>
    </style:style>
    <style:style style:name="T10" style:family="text">
      <style:text-properties officeooo:rsid="00127cfa"/>
    </style:style>
    <style:style style:name="T11" style:family="text">
      <style:text-properties officeooo:rsid="0015918e"/>
    </style:style>
    <style:style style:name="T12" style:family="text">
      <style:text-properties officeooo:rsid="001784e4"/>
    </style:style>
    <style:style style:name="T13" style:family="text">
      <style:text-properties officeooo:rsid="001980cd"/>
    </style:style>
    <style:style style:name="T14" style:family="text">
      <style:text-properties style:font-name="Arial" fo:font-size="12pt" fo:language="pt" fo:country="PT" style:font-size-asian="12pt"/>
    </style:style>
    <style:style style:name="T15" style:family="text">
      <style:text-properties fo:font-size="12pt" officeooo:rsid="001e0f11" style:font-size-asian="12pt" style:font-size-complex="12pt"/>
    </style:style>
    <style:style style:name="T16" style:family="text">
      <style:text-properties fo:font-size="12pt" officeooo:rsid="001fd087" style:font-size-asian="12pt" style:font-size-complex="12pt"/>
    </style:style>
    <style:style style:name="T17" style:family="text">
      <style:text-properties fo:language="pt" fo:country="PT"/>
    </style:style>
    <style:style style:name="T18" style:family="text">
      <style:text-properties officeooo:rsid="001fd087"/>
    </style:style>
    <style:style style:name="T19" style:family="text">
      <style:text-properties officeooo:rsid="00219da0"/>
    </style:style>
    <style:style style:name="T20" style:family="text">
      <style:text-properties officeooo:rsid="00235307"/>
    </style:style>
    <style:style style:name="T21" style:family="text">
      <style:text-properties fo:font-weight="bold" officeooo:rsid="001035be" style:font-weight-asian="bold" style:font-weight-complex="bold"/>
    </style:style>
    <style:style style:name="T22" style:family="text">
      <style:text-properties fo:font-weight="bold" officeooo:rsid="00127cfa" style:font-weight-asian="bold" style:font-weight-complex="bold"/>
    </style:style>
    <style:style style:name="T23" style:family="text">
      <style:text-properties fo:font-weight="bold" officeooo:rsid="001980cd" style:font-weight-asian="bold" style:font-weight-complex="bold"/>
    </style:style>
    <style:style style:name="T24" style:family="text">
      <style:text-properties fo:font-weight="bold" officeooo:rsid="001fd087" style:font-weight-asian="bold" style:font-weight-complex="bold"/>
    </style:style>
    <style:style style:name="T25" style:family="text">
      <style:text-properties fo:font-weight="bold" officeooo:rsid="00209cfd" style:font-weight-asian="bold" style:font-weight-complex="bold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officeooo:rsid="0025fcf5"/>
    </style:style>
    <style:style style:name="T28" style:family="text">
      <style:text-properties officeooo:rsid="0027c131"/>
    </style:style>
    <style:style style:name="T29" style:family="text">
      <style:text-properties officeooo:rsid="002bd9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Lista 7 - Redes Neurais e CNN</text:h>
      <text:p text:style-name="P6">Bruno Braga Guimarães Alves</text:p>
      <text:p text:style-name="P6"/>
      <text:p text:style-name="P12"><text:span text:style-name="T2">Questão </text:span>1)</text:p>
      <text:p text:style-name="P8"><text:span text:style-name="T2"><text:tab/></text:span><text:span text:style-name="T21">1-</text:span><text:span text:style-name="T2"> </text:span>Sem <text:span text:style-name="T10">a </text:span>função de ativação em redes neurais, a rede neural seria uma simples combinação linear de seus inputs, independentemente do número de camadas, limitando severamente sua capacidade de modelar e aprender padrões complexos nos dados. As funções de ativação permitem que a rede aprenda representações de dados mais ricas e capture relações não-lineares entre os inputs e outputs.</text:p>
      <text:p text:style-name="P6"/>
      <text:p text:style-name="P7"><text:tab/><text:span text:style-name="T22">2-</text:span><text:span text:style-name="T10"> A derivada da função de ativação, é essencial para o processo de treinamento da rede neural, </text:span><text:span text:style-name="T11">principalmente</text:span><text:span text:style-name="T10"> durante a etapa de backpropagation. O backpropagation ajusta os pesos da rede para minimizar a função de perda, e isso é feito </text:span><text:span text:style-name="T12">através de cálculos do</text:span><text:span text:style-name="T10"> gradiente da função de perda em relação a cada peso. A derivada da função de ativação é utilizada para propagar esses gradientes através das camadas da rede. Funções de ativação com derivadas bem comportadas facilitam o treinamento eficiente da rede.</text:span></text:p>
      <text:p text:style-name="P7"/>
      <text:p text:style-name="P9"><text:span text:style-name="T1"><text:tab/></text:span><text:span text:style-name="T23">3-</text:span><text:span text:style-name="T13"> </text:span><text:span text:style-name="T17">Diferenças entre Funções de Ativação:</text:span></text:p>
      <text:p text:style-name="P10" loext:marker-style-name="T14"><text:span text:style-name="T17">A função tangente hiperbólica (tanh) transforma os inputs em valores entre -1 e 1, sendo centrada em zero, o que pode acelerar o treinamento. Entretanto, pode sofrer com gradientes desvanecentes, dificultando a aprendizagem em redes profundas.</text:span></text:p>
      <text:p text:style-name="P10" loext:marker-style-name="T14"><text:span text:style-name="T17">A função sigmoide converte os inputs em valores entre 0 e 1, sendo útil para modelar probabilidades, principalmente em saídas de classificadores binários. Assim como a tanh, também enfrenta o problema de gradientes desvanecentes.</text:span></text:p>
      <text:p text:style-name="P10" loext:marker-style-name="T14"><text:span text:style-name="T17">A ReLU é a usada por sua simplicidade e eficácia em mitigar o problema de gradientes desvanecentes. Ela transforma os inputs negativos em zero e mantém os positivos inalterados, facilitando o treinamento de redes profundas. Contudo, pode causar "neurônios mortos", onde alguns neurônios nunca ativam e param de aprender.</text:span></text:p>
      <text:p text:style-name="P10" loext:marker-style-name="T14"><text:span text:style-name="T17">A Leaky ReLU é uma variação da ReLU que permite um pequeno gradiente quando a entrada é negativa, evitando os "neurônios mortos". Isso é feito aplicando uma pequena inclinação aos valores negativos, mantendo a capacidade de aprendizagem desses neurônios.</text:span></text:p>
      <text:p text:style-name="P10" loext:marker-style-name="T14"><text:span text:style-name="T17">A Softmax é usada principalmente na última camada de redes de classificação multi-classes. Ela transforma os logits (valores de entrada) em probabilidades, assegurando que a soma das saídas seja igual a 1. Embora seja útil para classificação, pode ser computacionalmente mais cara e suscetível a problemas de estabilidade numérica.</text:span></text:p>
      <text:p text:style-name="P10" loext:marker-style-name="T14"><text:span text:style-name="T17"/></text:p>
      <text:p text:style-name="P13">Questão 2) </text:p>
      <text:p text:style-name="P11"><text:span text:style-name="T18"><text:tab/></text:span><text:span text:style-name="T24">1- </text:span>Código alterado: <text:a xlink:type="simple" xlink:href="https://github.com/Bruno0926/IA/blob/main/Novo%20código%20da%20CNN" text:style-name="Internet_20_link" text:visited-style-name="Visited_20_Internet_20_Link">https://github.com/Bruno0926/IA/blob/main/Novo%20c%C3%B3digo%20da%20CNN</text:a></text:p>
      <text:p text:style-name="P4"><text:span text:style-name="T15">Análise de desempenho: </text:span><text:span text:style-name="T16">A</text:span> acurácia aumentou e a perda diminuiu em comparação com a versão original, sugerindo que a nova estrutura da rede foi capaz de aprender mais características das imagens, resultando em melhor desempenho. </text:p>
      <text:p text:style-name="P4"><text:soft-page-break/></text:p>
      <text:p text:style-name="P5"><text:tab/><text:span text:style-name="T25">2- </text:span></text:p>
      <text:p text:style-name="P5"><text:span text:style-name="T26">Inicialização da Rede: </text:span></text:p>
      <text:p text:style-name="Text_20_body"><text:span text:style-name="T5">A</text:span><text:span text:style-name="T3"> rede neural convolucional </text:span><text:span text:style-name="T5">foi inicializada </text:span><text:span text:style-name="T3">utilizando a classe </text:span><text:span text:style-name="Source_20_Text"><text:span text:style-name="T3">Sequential</text:span></text:span><text:span text:style-name="T3"> do Keras. Esta classe permite construir a rede camada por camada, adicionando cada uma sequencialmente.</text:span></text:p>
      <text:h text:style-name="P3" text:outline-level="4">Primeiras Camadas de Convolução e Pooling:</text:h>
      <text:p text:style-name="Text_20_body"><text:span text:style-name="T5">Foi adicionada</text:span><text:span text:style-name="T3"> a primeira camada de convolução com 64 filtros, cada um de tamanho 3x3, </text:span><text:span text:style-name="T5">utilizando</text:span><text:span text:style-name="T3"> a função de ativação </text:span><text:span text:style-name="Source_20_Text"><text:span text:style-name="T3">relu</text:span></text:span><text:span text:style-name="T3">. </text:span><text:span text:style-name="T5">Foi especificado</text:span><text:span text:style-name="T3"> o </text:span><text:span text:style-name="Source_20_Text"><text:span text:style-name="T3">input_shape</text:span></text:span><text:span text:style-name="T3"> como (64, 64, 3) para imagens de entrada com 64x64 pixels e 3 canais de cor (RGB). A seguir, adicion</text:span><text:span text:style-name="T5">ei</text:span><text:span text:style-name="T3"> uma camada de pooling (</text:span><text:span text:style-name="Source_20_Text"><text:span text:style-name="T3">MaxPooling2D</text:span></text:span><text:span text:style-name="T3">) para reduzir a dimensionalidade do mapa de características, utilizando um pool size de 2x2.</text:span></text:p>
      <text:h text:style-name="P2" text:outline-level="4"><text:span text:style-name="T26">Flattening e Conexão Completa:</text:span> </text:h>
      <text:p text:style-name="Text_20_body"><text:span text:style-name="T3">Após as camadas de convolução e pooling, </text:span><text:span text:style-name="T6">foi utilizada</text:span><text:span text:style-name="T3"> a camada </text:span><text:span text:style-name="Source_20_Text"><text:span text:style-name="T3">Flatten</text:span></text:span><text:span text:style-name="T3"> para converter os mapas de características 2D em um vetor 1D. Em seguida, adicion</text:span><text:span text:style-name="T6">ei</text:span><text:span text:style-name="T3"> uma camada densa (totalmente conectada) com 256 unidades e função de ativação </text:span><text:span text:style-name="Source_20_Text"><text:span text:style-name="T3">relu</text:span></text:span><text:span text:style-name="T3">. A última camada é a camada de saída com uma unidade e função de ativação </text:span><text:span text:style-name="Source_20_Text"><text:span text:style-name="T3">sigmoid</text:span></text:span><text:span text:style-name="T3">, adequada para a classificação binária.</text:span></text:p>
      <text:h text:style-name="P3" text:outline-level="4">Compilação da Rede:</text:h>
      <text:p text:style-name="Text_20_body"><text:span text:style-name="T6">A</text:span><text:span text:style-name="T3"> rede neural </text:span><text:span text:style-name="T6">foi compilada</text:span><text:span text:style-name="T3"> usando o otimizador </text:span><text:span text:style-name="Source_20_Text"><text:span text:style-name="T3">adam</text:span></text:span><text:span text:style-name="T3">, que é um método de otimização eficiente para funções objetivas estocásticas. A função de perda escolhida é </text:span><text:span text:style-name="Source_20_Text"><text:span text:style-name="T3">binary_crossentropy</text:span></text:span><text:span text:style-name="T3">, adequada para problemas de classificação binária. </text:span><text:span text:style-name="T6">Foi utilizada</text:span><text:span text:style-name="T3"> a métrica </text:span><text:span text:style-name="Source_20_Text"><text:span text:style-name="T3">accuracy</text:span></text:span><text:span text:style-name="T3"> para avaliar o desempenho do modelo durante o treinamento.</text:span></text:p>
      <text:h text:style-name="P3" text:outline-level="4">Pré-Processamento das Imagens:</text:h>
      <text:p text:style-name="Text_20_body"><text:span text:style-name="T3">Para treinar a rede, é essencial realizar o pré-processamento das imagens. </text:span><text:span text:style-name="T9">Foi utilizada</text:span><text:span text:style-name="T3"> a classe </text:span><text:span text:style-name="Source_20_Text"><text:span text:style-name="T3">ImageDataGenerator</text:span></text:span><text:span text:style-name="T3"> do Keras para aplicar transformações nas imagens de treino e de validação, como redimensionamento, zoom, e flip horizontal. O conjunto de treino é processado com transformações adicionais como shear e zoom, enquanto o conjunto de validação é apenas redimensionado.</text:span></text:p>
      <text:h text:style-name="P3" text:outline-level="4">Treinamento da Rede:</text:h>
      <text:p text:style-name="P14"><text:span text:style-name="T27">A</text:span> rede <text:span text:style-name="T27">foi treinada</text:span> com o conjunto de treino e validamos com o conjunto de validação. <text:span text:style-name="T27">Foram utilizad</text:span><text:span text:style-name="T28">o</text:span><text:span text:style-name="T27">s</text:span> 8000 passos por época para o treinamento e 2000 passos para a validação. Realizamos cinco épocas de treinamento.</text:p>
      <text:p text:style-name="P15">Resultados e Desempenho:</text:p>
      <text:p text:style-name="P16">Comparando esses resultados com a estrutura original da rede, <text:span text:style-name="T29">foi observado</text:span> um aumento na acurácia e uma diminuição na perda. Essas melhorias indicam que a nova estrutura da rede foi capaz de aprender mais características das imagens.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3" style:font-family-complex="Arial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3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5T19:27:05.296000000</meta:creation-date>
    <dc:date>2024-06-05T20:11:29.097000000</dc:date>
    <meta:editing-duration>PT44M12S</meta:editing-duration>
    <meta:editing-cycles>26</meta:editing-cycles>
    <meta:generator>LibreOffice/7.6.0.3$Windows_X86_64 LibreOffice_project/69edd8b8ebc41d00b4de3915dc82f8f0fc3b6265</meta:generator>
    <meta:document-statistic meta:table-count="0" meta:image-count="0" meta:object-count="0" meta:page-count="2" meta:paragraph-count="29" meta:word-count="761" meta:character-count="4983" meta:non-whitespace-character-count="4241"/>
  </office:meta>
</office:document-meta>
</file>